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E000000562EE13C3811822A9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.5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ab2ae" officeooo:paragraph-rsid="000ab2ae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Sans" fo:font-size="15pt" fo:font-weight="normal" officeooo:rsid="0003dcf9" officeooo:paragraph-rsid="000ab2ae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DejaVu Sans" officeooo:paragraph-rsid="000ab2ae"/>
    </style:style>
    <style:style style:name="P4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DejaVu Sans" officeooo:paragraph-rsid="000d31a3"/>
    </style:style>
    <style:style style:name="P5" style:family="paragraph" style:parent-style-name="Standard">
      <style:paragraph-properties fo:line-height="100%" fo:text-align="center" style:justify-single-word="false"/>
      <style:text-properties style:font-name="DejaVu Sans" fo:font-size="20pt" fo:font-weight="bold" officeooo:rsid="0003dcf9" officeooo:paragraph-rsid="000ab2ae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DejaVu Sans" fo:font-size="12pt" fo:font-weight="normal" officeooo:rsid="00042db6" officeooo:paragraph-rsid="000ab2a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ejaVu Sans" fo:font-size="12pt" fo:font-weight="normal" officeooo:rsid="000c6f0f" officeooo:paragraph-rsid="000c6f0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 fo:break-before="page"/>
      <style:text-properties style:font-name="DejaVu Sans" fo:font-size="12pt" fo:font-weight="bold" officeooo:rsid="0003dcf9" officeooo:paragraph-rsid="000ab2a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center" style:justify-single-word="false" fo:break-before="page"/>
      <style:text-properties style:font-name="DejaVu Sans" fo:font-size="12pt" fo:font-weight="bold" officeooo:rsid="000c6f0f" officeooo:paragraph-rsid="000c6f0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ejaVu Sans" fo:font-size="12pt" fo:font-weight="bold" officeooo:rsid="000c6f0f" officeooo:paragraph-rsid="000c6f0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DejaVu Sans" fo:font-size="12pt" officeooo:paragraph-rsid="000d31a3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DejaVu Sans" fo:font-size="12pt" officeooo:paragraph-rsid="0011bd6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2pt" officeooo:rsid="001819de" officeooo:paragraph-rsid="000d31a3" style:font-size-asian="12pt" style:font-size-complex="12pt"/>
    </style:style>
    <style:style style:name="P14" style:family="paragraph" style:parent-style-name="Table">
      <style:paragraph-properties fo:line-height="100%" fo:text-align="start" style:justify-single-word="false"/>
      <style:text-properties style:font-name="DejaVu Sans" fo:font-size="12pt" fo:font-weight="normal" officeooo:rsid="000c6f0f" officeooo:paragraph-rsid="000d31a3" style:font-size-asian="10.5pt" style:font-weight-asian="normal" style:font-size-complex="12pt" style:font-weight-complex="normal"/>
    </style:style>
    <style:style style:name="P15" style:family="paragraph" style:parent-style-name="Table">
      <style:paragraph-properties fo:line-height="100%"/>
      <style:text-properties style:font-name="DejaVu Sans" officeooo:paragraph-rsid="000d31a3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1a8bf5" officeooo:paragraph-rsid="000d31a3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0e475c" officeooo:paragraph-rsid="000e475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12pt" officeooo:rsid="001a8bf5" officeooo:paragraph-rsid="000d31a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2pt" officeooo:rsid="001819de" officeooo:paragraph-rsid="000d31a3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12pt" officeooo:rsid="001819de" officeooo:paragraph-rsid="001140d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2pt" officeooo:rsid="001e3aa2" officeooo:paragraph-rsid="000d31a3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12pt" officeooo:rsid="001c0d4e" officeooo:paragraph-rsid="000d31a3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2pt" officeooo:rsid="001d0cd0" officeooo:paragraph-rsid="000d31a3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12pt" officeooo:paragraph-rsid="000d31a3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2pt" officeooo:paragraph-rsid="00157b19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DejaVu Sans" fo:font-size="12pt" officeooo:rsid="000e475c" officeooo:paragraph-rsid="000e475c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0ab2ae"/>
    </style:style>
    <style:style style:name="T3" style:family="text">
      <style:text-properties officeooo:rsid="00103166"/>
    </style:style>
    <style:style style:name="T4" style:family="text">
      <style:text-properties officeooo:rsid="000535af"/>
    </style:style>
    <style:style style:name="T5" style:family="text">
      <style:text-properties officeooo:rsid="00286ed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0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ero-Sensors Module</text:p>
      <text:p text:style-name="P5"><text:span text:style-name="T2">Manufacturing and Ordering</text:span></text:p>
      <text:p text:style-name="P2">For: Aero Sub-System Validation</text:p>
      <text:p text:style-name="P2">Lead: Philippe Grimard</text:p>
      <text:p text:style-name="P2">Designer: Joshua Lafleur</text:p>
      <text:p text:style-name="P2">Date: July 31<text:span text:style-name="T1">st</text:span>, 2022</text:p>
      <text:p text:style-name="P2"/>
      <text:p text:style-name="P8">TABLE OF CONTENTS</text:p>
      <text:p text:style-name="P6">1.<text:tab/><text:span text:style-name="T2">JLCPCB MANUFACTURING AND ASSEMBLY</text:span><text:tab/><text:tab/><text:tab/><text:tab/><text:tab/><text:tab/> <text:span text:style-name="T3">4</text:span></text:p>
      <text:p text:style-name="P6">2.<text:tab/><text:span text:style-name="T4">ELCTRONIC COMPONENTS </text:span><text:span text:style-name="T2">OREDERING</text:span><text:span text:style-name="T4"><text:tab/><text:tab/><text:tab/><text:tab/><text:tab/><text:tab/> </text:span><text:span text:style-name="T5">5</text:span></text:p>
      <text:p text:style-name="P6"/>
      <text:p text:style-name="P9">1. JLCPCB MANUFACTURING AND ORDERING</text:p>
      <text:p text:style-name="P10"/>
      <text:p text:style-name="P7">1.<text:tab/>Goto JLCPCB (<text:a xlink:type="simple" xlink:href="https://jlcpcb.com/" text:style-name="Internet_20_link" text:visited-style-name="Visited_20_Internet_20_Link">https://jlcpcb.com/</text:a>)</text:p>
      <text:p text:style-name="P7">2.<text:tab/>Click on “Add gerber file” and upload gerbers.zip</text:p>
      <text:p text:style-name="P7">3.<text:tab/>Select 2 Layers</text:p>
      <text:p text:style-name="P7">4. <text:tab/>PCB Qty: 5</text:p>
      <text:p text:style-name="P7">5.<text:tab/>Delivery Format: Single PCB</text:p>
      <text:p text:style-name="P7">6.<text:tab/>PCB Thickness: 1.6</text:p>
      <text:p text:style-name="P7">7.<text:tab/>Select PCB Assembly</text:p>
      <text:p text:style-name="P7"><text:tab/>7.1<text:tab/>PCBA Type: Economic</text:p>
      <text:p text:style-name="P7"><text:tab/>7.2<text:tab/>Assembly Side: Top Side</text:p>
      <text:p text:style-name="P7"><text:tab/>7.3 <text:tab/>PCBA Qty: 2</text:p>
      <text:p text:style-name="P7"><text:tab/>7.4<text:tab/>Tooling holes: Added by JCLCPCB</text:p>
      <text:p text:style-name="P7"><text:tab/>7.5<text:tab/>Confirm Parts Placement: Yes</text:p>
      <text:p text:style-name="P7">8.<text:tab/>Click Next</text:p>
      <text:p text:style-name="P7">9.<text:tab/>Add BOM File and upload aero_sensors_bom_jlcpcb.csv</text:p>
      <text:p text:style-name="P7">10.<text:tab/>Add CPL File and upload aero_sensors-top-pos.csv</text:p>
      <text:p text:style-name="P7">11.<text:tab/>Select correct usage → Sensor\Controller\Precision Instrument →</text:p>
      <text:p text:style-name="P7"><text:tab/>Pressure Sensor</text:p>
      <text:p text:style-name="P7">12.<text:tab/>Confirm Inventory shortage on MAX7356EUG+ and MPRLS0025PA00001A <text:tab/><text:span text:style-name="T6">ONLY</text:span></text:p>
      <text:p text:style-name="P7">13.<text:tab/>Click NEXT</text:p>
      <text:p text:style-name="P7">14.<text:tab/>Order ready to be placed</text:p>
      <text:p text:style-name="P9">2. ELECTRONIC COMPONENTS ORDERING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44374158656">
          <table:table-cell table:style-name="Table4.A1" office:value-type="string">
            <text:p text:style-name="P16">Part Number</text:p>
          </table:table-cell>
          <table:table-cell table:style-name="Table4.A1" office:value-type="string">
            <text:p text:style-name="P17">Supplier Part Number</text:p>
          </table:table-cell>
          <table:table-cell table:style-name="Table4.A1" office:value-type="string">
            <text:p text:style-name="P16">Qty</text:p>
          </table:table-cell>
          <table:table-cell table:style-name="Table4.D1" office:value-type="string">
            <text:p text:style-name="P16">Supplier</text:p>
          </table:table-cell>
        </table:table-row>
        <table:table-row table:style-name="TableLine93944375087328">
          <table:table-cell table:style-name="Table4.A2" office:value-type="string">
            <text:p text:style-name="P18">PCBM (5 boards) <text:s/>PCBA (2 boards)</text:p>
          </table:table-cell>
          <table:table-cell table:style-name="Table4.A2" office:value-type="string">
            <text:p text:style-name="P26">See Previous Section</text:p>
          </table:table-cell>
          <table:table-cell table:style-name="Table4.A2" office:value-type="string">
            <text:p text:style-name="P18">1</text:p>
          </table:table-cell>
          <table:table-cell table:style-name="Table4.D2" office:value-type="string">
            <text:p text:style-name="P18">JLCPCB</text:p>
          </table:table-cell>
        </table:table-row>
        <table:table-row table:style-name="TableLine93944375428128">
          <table:table-cell table:style-name="Table4.A2" office:value-type="string">
            <text:p text:style-name="P19">0022272041</text:p>
          </table:table-cell>
          <table:table-cell table:style-name="Table4.A2" office:value-type="string">
            <text:p text:style-name="P13">WM4113-ND</text:p>
          </table:table-cell>
          <table:table-cell table:style-name="Table4.A2" office:value-type="string">
            <text:p text:style-name="P18">30</text:p>
          </table:table-cell>
          <table:table-cell table:style-name="Table4.D2" office:value-type="string">
            <text:p text:style-name="P18">DigiKey</text:p>
          </table:table-cell>
        </table:table-row>
        <table:table-row table:style-name="TableLine93944373145136">
          <table:table-cell table:style-name="Table4.A2" office:value-type="string">
            <text:p text:style-name="P19">0022122044</text:p>
          </table:table-cell>
          <table:table-cell table:style-name="Table4.A2" office:value-type="string">
            <text:p text:style-name="P13">WM2713-ND</text:p>
          </table:table-cell>
          <table:table-cell table:style-name="Table4.A2" office:value-type="string">
            <text:p text:style-name="P18">18</text:p>
          </table:table-cell>
          <table:table-cell table:style-name="Table4.D2" office:value-type="string">
            <text:p text:style-name="P18">DigiKey</text:p>
          </table:table-cell>
        </table:table-row>
        <table:table-row table:style-name="TableLine93944374819088">
          <table:table-cell table:style-name="Table4.A2" office:value-type="string">
            <text:p text:style-name="P19">0050579504</text:p>
          </table:table-cell>
          <table:table-cell table:style-name="Table4.A2" office:value-type="string">
            <text:p text:style-name="P13">WM2878-ND</text:p>
          </table:table-cell>
          <table:table-cell table:style-name="Table4.A2" office:value-type="string">
            <text:p text:style-name="P18">50</text:p>
          </table:table-cell>
          <table:table-cell table:style-name="Table4.D2" office:value-type="string">
            <text:p text:style-name="P18">DigiKey</text:p>
          </table:table-cell>
        </table:table-row>
        <table:table-row table:style-name="TableLine93944372323856">
          <table:table-cell table:style-name="Table4.A2" office:value-type="string">
            <text:p text:style-name="P19">0008510108</text:p>
          </table:table-cell>
          <table:table-cell table:style-name="Table4.A2" office:value-type="string">
            <text:p text:style-name="P20">WM19393CT-ND</text:p>
            <text:p text:style-name="P20">Cut Tape (CT)</text:p>
          </table:table-cell>
          <table:table-cell table:style-name="Table4.A2" office:value-type="string">
            <text:p text:style-name="P18">200</text:p>
          </table:table-cell>
          <table:table-cell table:style-name="Table4.D2" office:value-type="string">
            <text:p text:style-name="P18">DigiKey</text:p>
          </table:table-cell>
        </table:table-row>
        <table:table-row table:style-name="TableLine93944360839728">
          <table:table-cell table:style-name="Table4.A2" office:value-type="string">
            <text:p text:style-name="P11">MPRLS0025PA00001A</text:p>
          </table:table-cell>
          <table:table-cell table:style-name="Table4.A2" office:value-type="string">
            <text:p text:style-name="P12">480-7098-1-ND</text:p>
            <text:p text:style-name="P12">Cut Tape (CT)</text:p>
          </table:table-cell>
          <table:table-cell table:style-name="Table4.A2" office:value-type="string">
            <text:p text:style-name="P22">16</text:p>
          </table:table-cell>
          <table:table-cell table:style-name="Table4.D2" office:value-type="string">
            <text:p text:style-name="P22">DigiKey</text:p>
          </table:table-cell>
        </table:table-row>
        <table:table-row table:style-name="TableLine93944374927408">
          <table:table-cell table:style-name="Table4.A2" office:value-type="string">
            <text:p text:style-name="P4">MAX7356EUG+</text:p>
          </table:table-cell>
          <table:table-cell table:style-name="Table4.A2" office:value-type="string">
            <text:p text:style-name="P4">MAX7356EUG+-ND</text:p>
          </table:table-cell>
          <table:table-cell table:style-name="Table4.A2" office:value-type="string">
            <text:p text:style-name="P23">3</text:p>
          </table:table-cell>
          <table:table-cell table:style-name="Table4.D2" office:value-type="string">
            <text:p text:style-name="P23">DigiKey</text:p>
          </table:table-cell>
        </table:table-row>
        <table:table-row table:style-name="TableLine93944375376848">
          <table:table-cell table:style-name="Table4.A2" office:value-type="string">
            <text:p text:style-name="P24">NPA-700B-030D</text:p>
          </table:table-cell>
          <table:table-cell table:style-name="Table4.A2" office:value-type="string">
            <text:p text:style-name="P25">45-NPA-700B-030DCT-ND</text:p>
            <text:p text:style-name="P25">Cut Tape (CT)</text:p>
          </table:table-cell>
          <table:table-cell table:style-name="Table4.A2" office:value-type="string">
            <text:p text:style-name="P21">1</text:p>
          </table:table-cell>
          <table:table-cell table:style-name="Table4.D2" office:value-type="string">
            <text:p text:style-name="P21">DigiKey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b2ae" officeooo:paragraph-rsid="000ab2a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0071in" svg:y="-0.0354in" svg:width="3.0827in" svg:height="1.1937in" draw:z-index="3"><draw:image xlink:href="Pictures/10000000000000DE000000562EE13C3811822A9D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MP1"><text:page-number text:select-page="current">3</text:page-number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6:31:18.070161705</meta:creation-date>
    <dc:date>2022-07-31T16:55:25.757779508</dc:date>
    <meta:editing-duration>PT24M2S</meta:editing-duration>
    <meta:editing-cycles>11</meta:editing-cycles>
    <meta:generator>LibreOffice/7.2.5.2.0$Linux_X86_64 LibreOffice_project/20$Build-2</meta:generator>
    <meta:document-statistic meta:table-count="1" meta:image-count="1" meta:object-count="0" meta:page-count="4" meta:paragraph-count="71" meta:word-count="201" meta:character-count="1333" meta:non-whitespace-character-count="1181"/>
  </office:meta>
</office:document-meta>
</file>